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Component-Small">
      <style:graphic-properties draw:shadow="visible"/>
    </style:style>
    <style:style style:name="gr2" style:family="graphic" style:parent-style-name="standard">
      <style:graphic-properties svg:stroke-width="0.051cm" svg:stroke-color="#e6e6e6" draw:marker-start-width="0.355cm" draw:marker-end-width="0.355cm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svg:stroke-width="0.025cm" draw:marker-start-width="0.266cm" draw:marker-end-width="0.266cm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style:font-name="Ubuntu Medium"/>
    </style:style>
    <style:style style:name="P3" style:family="paragraph">
      <style:text-properties style:font-name="Ubuntu Medium1"/>
    </style:style>
    <style:style style:name="P4" style:family="paragraph">
      <style:paragraph-properties fo:text-align="center"/>
      <style:text-properties style:font-name="Ubuntu Medium"/>
    </style:style>
    <style:style style:name="P5" style:family="paragraph">
      <style:paragraph-properties fo:text-align="center"/>
    </style:style>
    <style:style style:name="T1" style:family="text">
      <style:text-properties style:font-name="Ubuntu Medium"/>
    </style:style>
    <style:style style:name="T2" style:family="text">
      <style:text-properties style:font-name="Ubuntu Medium1"/>
    </style:style>
    <style:style style:name="T3" style:family="text">
      <style:text-properties style:font-name="Ubuntu Medium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Component" draw:text-style-name="P1" draw:layer="layout" svg:width="2.438cm" svg:height="3.201cm" svg:x="3.461cm" svg:y="0.158cm">
          <text:p text:style-name="P1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2" draw:layer="layout" svg:width="3.048cm" svg:height="0.762cm" svg:x="0.154cm" svg:y="1.428cm">
          <text:p text:style-name="P2"><text:span text:style-name="T1">observ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048cm" svg:height="0.762cm" svg:x="6.207cm" svg:y="1.428cm">
          <text:p text:style-name="P3"><text:span text:style-name="T2">simul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524cm" svg:height="2.133cm" svg:x="3.918cm" svg:y="1.023cm">
          <text:p text:style-name="P2"><text:span text:style-name="T3">store</text:span></text:p>
          <text:p text:style-name="P2"><text:span text:style-name="T3">query</text:span></text:p>
          <text:p text:style-name="P2"><text:span text:style-name="T3">analyze</text:span></text:p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3" draw:text-style-name="P5" draw:layer="layout" svg:width="0.407cm" svg:height="0.508cm" svg:x="3.152cm" svg:y="1.581cm">
          <text:p/>
          <draw:enhanced-geometry svg:viewBox="0 0 21600 21600" draw:text-areas="0 ?f0 ?f5 ?f2" draw:type="right-arrow" draw:modifiers="12864.7058823529 6407.858546168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0.407cm" svg:height="0.508cm" svg:x="5.849cm" svg:y="1.581cm">
          <text:p/>
          <draw:enhanced-geometry svg:viewBox="0 0 21600 21600" draw:text-areas="0 ?f0 ?f5 ?f2" draw:mirror-horizontal="true" draw:type="right-arrow" draw:modifiers="12864.7058823529 6407.858546168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svg:stroke-opacity="100%" draw:stroke-linejoin="round" svg:stroke-linecap="butt" draw:fill="solid" draw:fill-color="#cfe7f5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ne1" style:family="graphic" style:parent-style-name="objectwithoutfill">
      <style:graphic-properties draw:marker-end="Arrow" draw:marker-end-width="0.152cm" draw:fill="none" draw:textarea-vertical-align="middle"/>
      <style:paragraph-properties fo:text-align="center"/>
    </style:style>
    <style:style style:name="LineDashed" style:family="graphic" style:parent-style-name="Line1">
      <style:graphic-properties draw:stroke="dash" draw:stroke-dash="Ultrafine_20_Dashed" draw:fill-gradient-name="Gradient_20_7" draw:fill-hatch-name="Hatching_20_1" draw:fill-image-name="Bitmape_20_1"/>
    </style:style>
    <style:style style:name="Component" style:family="graphic" style:parent-style-name="standard">
      <style:graphic-properties draw:stroke-dash="Dashed_20__28_var_29__20_4" svg:stroke-width="0.025cm" draw:marker-start-width="0.229cm" draw:marker-end-width="0.229cm" draw:fill-gradient-name="Gradient_20_9" draw:fill-hatch-name="Hatching_20_2" draw:fill-image-name="Bitmape_20_1" draw:textarea-horizontal-align="justify" draw:textarea-vertical-align="middle" draw:auto-grow-height="false" draw:shadow="visible" draw:shadow-offset-x="0.051cm" draw:shadow-offset-y="0.051cm" draw:shadow-opacity="50%"/>
      <style:paragraph-properties fo:text-align="center"/>
    </style:style>
    <style:style style:name="DataMovement" style:family="graphic" style:parent-style-name="Line1">
      <style:graphic-properties draw:stroke-dash="Dashed_20__28_var_29__20_4" svg:stroke-width="0.152cm" svg:stroke-color="#000080" draw:marker-start-width="0.432cm" draw:marker-end-width="0.229cm" draw:fill-gradient-name="Gradient_20_9" draw:fill-hatch-name="Hatching_20_2" draw:fill-image-name="Bitmape_20_1"/>
    </style:style>
    <style:style style:name="Caption" style:family="graphic" style:parent-style-name="standard">
      <style:graphic-properties draw:stroke="none" draw:stroke-dash="Dashed_20__28_var_29__20_4" svg:stroke-color="#000000" draw:fill="none" draw:fill-color="#ffffff" draw:fill-gradient-name="Gradient_20_9" draw:fill-hatch-name="Hatching_20_2" draw:fill-image-name="Bitmape_20_1" draw:textarea-horizontal-align="left" draw:auto-grow-height="true" draw:auto-grow-width="true" fo:min-height="0cm" fo:min-width="0cm"/>
      <style:paragraph-properties fo:text-align="center"/>
      <style:text-properties fo:font-size="12pt"/>
    </style:style>
    <style:style style:name="Component-Small" style:family="graphic" style:parent-style-name="Component">
      <style:graphic-properties draw:shadow="hidden"/>
      <style:text-properties fo:font-size="14pt" style:font-size-asian="14pt" style:font-size-complex="14pt"/>
    </style:style>
  </office:styles>
  <office:automatic-styles>
    <style:page-layout style:name="PM0">
      <style:page-layout-properties fo:margin-top="0cm" fo:margin-bottom="0cm" fo:margin-left="0cm" fo:margin-right="0cm" fo:page-width="9.398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stin Wozniak</meta:initial-creator>
    <meta:creation-date>2014-06-28T16:23:25.44</meta:creation-date>
    <dc:date>2014-08-05T17:17:12.310017643</dc:date>
    <dc:creator>wozniak </dc:creator>
    <meta:editing-duration>PT1H47M48S</meta:editing-duration>
    <meta:editing-cycles>52</meta:editing-cycles>
    <meta:generator>LibreOffice/4.2.4.2$Linux_X86_64 LibreOffice_project/420m0$Build-2</meta:generator>
    <meta:document-statistic meta:object-count="6"/>
  </office:meta>
</office:document-meta>
</file>